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8pt" officeooo:rsid="0011e4ba" officeooo:paragraph-rsid="0011e4ba" style:font-size-asian="28pt" style:font-size-complex="28pt"/>
    </style:style>
    <style:style style:name="P2" style:family="paragraph" style:parent-style-name="Standard">
      <style:paragraph-properties fo:text-align="center" style:justify-single-word="false"/>
      <style:text-properties fo:font-size="28pt" officeooo:rsid="0011f62c" officeooo:paragraph-rsid="0011f62c" style:font-size-asian="28pt" style:font-size-complex="28pt"/>
    </style:style>
    <style:style style:name="P3" style:family="paragraph" style:parent-style-name="Standard">
      <style:paragraph-properties fo:text-align="start" style:justify-single-word="false"/>
      <style:text-properties fo:font-size="12pt" fo:font-weight="normal" officeooo:rsid="001684fe" officeooo:paragraph-rsid="001684f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6f6fb" officeooo:paragraph-rsid="0016f6f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dc96c" officeooo:paragraph-rsid="001dc96c"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84652" officeooo:paragraph-rsid="0018465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4891d" officeooo:paragraph-rsid="0014891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14e50" officeooo:paragraph-rsid="00214e5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5be58" officeooo:paragraph-rsid="0015be5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a01c0" officeooo:paragraph-rsid="001a01c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1e8816" officeooo:paragraph-rsid="001e881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8pt" fo:font-weight="bold" officeooo:rsid="0011f62c" officeooo:paragraph-rsid="0011f62c" style:font-size-asian="15.75pt" style:font-weight-asian="bold" style:font-size-complex="18pt" style:font-weight-complex="bold"/>
    </style:style>
    <style:style style:name="P13" style:family="paragraph" style:parent-style-name="Standard">
      <style:paragraph-properties fo:text-align="start" style:justify-single-word="false"/>
      <style:text-properties fo:font-size="18pt" fo:font-weight="bold" officeooo:rsid="001dc96c" officeooo:paragraph-rsid="001dc96c" style:font-size-asian="15.75pt" style:font-weight-asian="bold" style:font-size-complex="18pt" style:font-weight-complex="bold"/>
    </style:style>
    <style:style style:name="P14"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14891d" officeooo:paragraph-rsid="0014891d" style:font-size-asian="10.5pt" style:font-weight-asian="normal" style:font-size-complex="12pt" style:font-weight-complex="normal"/>
    </style:style>
    <style:style style:name="P15"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14891d" officeooo:paragraph-rsid="00267827" style:font-size-asian="10.5pt" style:font-weight-asian="normal" style:font-size-complex="12pt" style:font-weight-complex="normal"/>
    </style:style>
    <style:style style:name="P16"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21d2df" officeooo:paragraph-rsid="0021d2df"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11f62c" officeooo:paragraph-rsid="00267827"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1af2f4" officeooo:paragraph-rsid="0026782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af2f4" officeooo:paragraph-rsid="00267827" style:font-size-asian="10.5pt" style:font-weight-asian="normal" style:font-size-complex="12pt" style:font-weight-complex="normal"/>
    </style:style>
    <style:style style:name="P20"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139899" officeooo:paragraph-rsid="00267827" style:font-size-asian="10.5pt" style:font-weight-asian="normal" style:font-size-complex="12pt" style:font-weight-complex="normal"/>
    </style:style>
    <style:style style:name="P21" style:family="paragraph" style:parent-style-name="Standard">
      <style:paragraph-properties fo:text-align="center" style:justify-single-word="false"/>
      <style:text-properties fo:font-size="12pt" style:text-underline-style="solid" style:text-underline-width="auto" style:text-underline-color="font-color" fo:font-weight="bold" officeooo:rsid="001af2f4" officeooo:paragraph-rsid="00267827"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normal" officeooo:rsid="00214e50" officeooo:paragraph-rsid="00214e50"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14e50" officeooo:paragraph-rsid="00267827"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fo:font-size="12pt" fo:font-weight="normal" officeooo:rsid="0011f62c" officeooo:paragraph-rsid="00267827"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1f62c" officeooo:paragraph-rsid="00267827"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27ffe" officeooo:paragraph-rsid="00267827"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139899" officeooo:paragraph-rsid="00267827"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1cef7d" officeooo:paragraph-rsid="00267827"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67827" officeooo:paragraph-rsid="00267827"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281efd" officeooo:paragraph-rsid="00281efd"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28ee1b" officeooo:paragraph-rsid="0028ee1b"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15be58" officeooo:paragraph-rsid="0011f62c"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15be58" officeooo:paragraph-rsid="00267827"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bold" officeooo:rsid="0011f62c" officeooo:paragraph-rsid="00267827"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127ffe" officeooo:paragraph-rsid="00267827"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paragraph-rsid="00267827"/>
    </style:style>
    <style:style style:name="P37" style:family="paragraph" style:parent-style-name="Standard">
      <style:paragraph-properties fo:text-align="start" style:justify-single-word="false"/>
      <style:text-properties fo:font-size="12pt" fo:font-style="italic" fo:font-weight="normal" officeooo:rsid="00281efd" officeooo:paragraph-rsid="00281efd" style:font-size-asian="10.5pt" style:font-style-asian="italic" style:font-weight-asian="normal" style:font-size-complex="12pt" style:font-style-complex="italic" style:font-weight-complex="normal"/>
    </style:style>
    <style:style style:name="P38" style:family="paragraph" style:parent-style-name="Standard">
      <style:paragraph-properties fo:text-align="start" style:justify-single-word="false"/>
      <style:text-properties fo:font-size="12pt" fo:font-style="italic" fo:font-weight="normal" officeooo:rsid="0029c965" officeooo:paragraph-rsid="0029c965" style:font-size-asian="10.5pt" style:font-style-asian="italic" style:font-weight-asian="normal" style:font-size-complex="12pt" style:font-style-complex="italic" style:font-weight-complex="normal"/>
    </style:style>
    <style:style style:name="P39" style:family="paragraph" style:parent-style-name="Standard">
      <style:paragraph-properties fo:text-align="start" style:justify-single-word="false"/>
      <style:text-properties fo:font-size="12pt" fo:font-style="normal" fo:font-weight="normal" officeooo:rsid="00281efd" officeooo:paragraph-rsid="00281efd"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8pt" fo:font-weight="bold" officeooo:rsid="0011f62c" officeooo:paragraph-rsid="0011f62c" style:font-size-asian="15.75pt" style:font-weight-asian="bold" style:font-size-complex="18pt" style:font-weight-complex="bold"/>
    </style:style>
    <style:style style:name="P41" style:family="paragraph" style:parent-style-name="Standard">
      <style:paragraph-properties fo:text-align="start" style:justify-single-word="false"/>
      <style:text-properties fo:font-size="18pt" fo:font-weight="bold" officeooo:rsid="0011f62c" officeooo:paragraph-rsid="00267827" style:font-size-asian="15.75pt" style:font-weight-asian="bold" style:font-size-complex="18pt" style:font-weight-complex="bold"/>
    </style:style>
    <style:style style:name="P42" style:family="paragraph" style:parent-style-name="Standard">
      <style:paragraph-properties fo:text-align="start" style:justify-single-word="false"/>
      <style:text-properties fo:font-size="18pt" fo:font-weight="bold" officeooo:rsid="0011f62c" officeooo:paragraph-rsid="001dc96c" style:font-size-asian="15.75pt" style:font-weight-asian="bold" style:font-size-complex="18pt" style:font-weight-complex="bold"/>
    </style:style>
    <style:style style:name="P43" style:family="paragraph" style:parent-style-name="Standard">
      <style:paragraph-properties fo:text-align="start" style:justify-single-word="false"/>
      <style:text-properties fo:font-size="18pt" fo:font-weight="normal" officeooo:rsid="0028ee1b" officeooo:paragraph-rsid="0011f62c" style:font-size-asian="15.75pt" style:font-weight-asian="normal" style:font-size-complex="18pt" style:font-weight-complex="normal"/>
    </style:style>
    <style:style style:name="P4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cef7d" officeooo:paragraph-rsid="00267827"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27ffe" style:font-weight-asian="normal" style:font-weight-complex="normal"/>
    </style:style>
    <style:style style:name="T3" style:family="text">
      <style:text-properties fo:font-weight="normal" officeooo:rsid="00139899" style:font-weight-asian="normal" style:font-weight-complex="normal"/>
    </style:style>
    <style:style style:name="T4" style:family="text">
      <style:text-properties fo:font-weight="normal" officeooo:rsid="001cef7d" style:font-weight-asian="normal" style:font-weight-complex="normal"/>
    </style:style>
    <style:style style:name="T5" style:family="text">
      <style:text-properties fo:font-weight="normal" officeooo:rsid="00127ffe" style:font-size-asian="10.5pt" style:font-weight-asian="normal" style:font-size-complex="12pt" style:font-weight-complex="normal"/>
    </style:style>
    <style:style style:name="T6" style:family="text">
      <style:text-properties fo:font-weight="normal" officeooo:rsid="001cef7d" style:font-size-asian="10.5pt" style:font-weight-asian="normal" style:font-size-complex="12pt" style:font-weight-complex="normal"/>
    </style:style>
    <style:style style:name="T7" style:family="text">
      <style:text-properties fo:font-variant="normal" fo:text-transform="none" fo:color="#000000" style:font-name="Liberation Serif"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000000" style:font-name="Liberation Serif" fo:letter-spacing="normal" fo:font-style="normal" fo:font-weight="normal" officeooo:rsid="001cef7d" style:font-size-asian="12pt" style:font-weight-asian="normal" style:font-size-complex="12pt" style:font-weight-complex="normal"/>
    </style:style>
    <style:style style:name="T9" style:family="text">
      <style:text-properties officeooo:rsid="0016f6fb"/>
    </style:style>
    <style:style style:name="T10" style:family="text">
      <style:text-properties officeooo:rsid="00184652"/>
    </style:style>
    <style:style style:name="T11" style:family="text">
      <style:text-properties officeooo:rsid="001af2f4"/>
    </style:style>
    <style:style style:name="T12" style:family="text">
      <style:text-properties officeooo:rsid="001cef7d"/>
    </style:style>
    <style:style style:name="T13" style:family="text">
      <style:text-properties officeooo:rsid="001dc96c"/>
    </style:style>
    <style:style style:name="T14" style:family="text">
      <style:text-properties officeooo:rsid="001e4007"/>
    </style:style>
    <style:style style:name="T15" style:family="text">
      <style:text-properties officeooo:rsid="002139df"/>
    </style:style>
    <style:style style:name="T16" style:family="text">
      <style:text-properties officeooo:rsid="00214e50"/>
    </style:style>
    <style:style style:name="T17" style:family="text">
      <style:text-properties officeooo:rsid="00265a90"/>
    </style:style>
    <style:style style:name="T18" style:family="text">
      <style:text-properties officeooo:rsid="00267827"/>
    </style:style>
    <style:style style:name="T19" style:family="text">
      <style:text-properties fo:font-style="italic" style:font-style-asian="italic" style:font-style-complex="italic"/>
    </style:style>
    <style:style style:name="T20" style:family="text">
      <style:text-properties officeooo:rsid="002858a8"/>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CPSC 4210</text:p>
      <text:p text:style-name="P1"/>
      <text:p text:style-name="P2"/>
      <text:p text:style-name="P2"/>
      <text:p text:style-name="P2"/>
      <text:p text:style-name="P2">Parallel Computing Project</text:p>
      <text:p text:style-name="P2"/>
      <text:p text:style-name="P2"/>
      <text:p text:style-name="P2"/>
      <text:p text:style-name="P2"/>
      <text:p text:style-name="P2">Joshua Vandenhoek</text:p>
      <text:p text:style-name="P2">#001142936</text:p>
      <text:p text:style-name="P2"/>
      <text:p text:style-name="P2"/>
      <text:p text:style-name="P2"/>
      <text:p text:style-name="P2"/>
      <text:p text:style-name="P2">Date: April 4, 2018</text:p>
      <text:p text:style-name="P2"/>
      <text:p text:style-name="P2"/>
      <text:p text:style-name="P2"/>
      <text:p text:style-name="P12"><text:soft-page-break/>Introduction</text:p>
      <text:p text:style-name="P12"/>
      <text:p text:style-name="P5">Matrix-matrix multiplication is a common mathematical operation, and has been extensively studied. One reason why matrix-matrix multiplication is of particular interest for high performance and parallel computing is the sheer volume of operations involved when multiplying matrices of even modest proportions together. For example, when multiplying two matrices of dimension 512 x 512 together, this results in an astonishing 268,435,456 operations once the calculation has been completed. For a matrix of 1024 x 1024, this sky rockets to 2,147,483,648 operations! Even the best serial computing hardware available today would take monumental amounts of time in order to complete this computation, so what can we do to improve performance?</text:p>
      <text:p text:style-name="P3"/>
      <text:p text:style-name="P3">The problem under study for the purposes of this project is: <text:span text:style-name="T13">how can we take advantage of serial optimizations, paralellization through OpenMP threading, and finally parallelization through GPU computation using CUDA-c to improve the runtime and rate of execution in computing a matrix-matric multiplication?</text:span> <text:span text:style-name="T13">This larger problem</text:span> comprised of a few sub-problems: </text:p>
      <text:p text:style-name="P3"/>
      <text:p text:style-name="P3">1) What optimizations can we <text:span text:style-name="T9">introduce into serial code in order to improve its runtime (e.g. loop-optimization and blocking)?</text:span></text:p>
      <text:p text:style-name="P3"/>
      <text:p text:style-name="P4">2) After producing optimal serial code, what sort of benefits can we see if we adapt the serial code to run under the OpenMP parallel execution paradigm?</text:p>
      <text:p text:style-name="P4"/>
      <text:p text:style-name="P4">3) Aside from using optimal serial code, what are some sources of optimization we can implement in the OpenMP implementation (e.g.thread scheduling)?</text:p>
      <text:p text:style-name="P4"/>
      <text:p text:style-name="P4">4) What kinds of performance gains can we expect to see if <text:span text:style-name="T10">we implement our parallel code using CUDA-c?</text:span></text:p>
      <text:p text:style-name="P4"/>
      <text:p text:style-name="P4"/>
      <text:p text:style-name="P6">To address these issues, <text:span text:style-name="T13">I have implemented a number optimization strategies and tests to see what the effects that implementation of these strategies has on the runtime (expressed in seconds) and the rate (expressed in MegaOPS/second) of this calculation.</text:span></text:p>
      <text:p text:style-name="P6"/>
      <text:p text:style-name="P5">For the purposes of comparison, I present the runtimes and rates of execution for a variety of problem sizes. I discuss the reasons for the differences observed in both runtime and rate depending on optimization strategy chosen. <text:span text:style-name="T16">Finally, I examine the calculated parallel efficiency for each of the parallelization strategies.</text:span></text:p>
      <text:p text:style-name="P42"/>
      <text:p text:style-name="P12">Optimization and Parallelization Strategies</text:p>
      <text:p text:style-name="P12"/>
      <text:p text:style-name="P5">Before beginning to consider parallel strategies, the first thing I examined was the effect of optimizing serial code. The strategies chosen for optimizing serial code include:</text:p>
      <text:p text:style-name="P5"/>
      <text:p text:style-name="P5">1) Loop optimization, transforming the naive “ijk” matrix multiplication paradigm into “kij” matrix multiplication, which allows me to exploit spatial locality within the cache memory of my system.</text:p>
      <text:p text:style-name="P5"/>
      <text:p text:style-name="P5"><text:soft-page-break/>2) Blocking, which entails splitting up the large matrix into smaller blocks, maximizing re-use of elements. This allows me to exploit temporal locality within the cache memory of my system. <text:span text:style-name="T14">In order to find the best parallel time using this strategy, I tested my code using a variety of block sizes, ranging from dimension 2 to 512 in order to find the optimal block size. </text:span></text:p>
      <text:p text:style-name="P5"/>
      <text:p text:style-name="P5">Following the optimization of serial code, the next step is to examine the effects of parallelizing the computation using OpenMP threading.<text:span text:style-name="T15"> </text:span><text:s/>In order to determine the optimal performance of this strategy, I tested <text:span text:style-name="T14">each of my problem sizes (time permitting) using 1 , 2, 4, 8, 16, and 32 threads to examine the effect of thread count on execution time. For each of the thread counts, I examined the runtimes and rates of naive, loop optimized, and blocking implementations of matrix-matrix multiplication. In addition, I also tested the effect of modifying the thread scheduling technique (static, dynamic, guided). Finally, I modified the chunk size for the different thread scheduling techniques (as applicable), and noted the effects of this.</text:span></text:p>
      <text:p text:style-name="P5"/>
      <text:p text:style-name="P8">Finally, to examine the effects of utilizing GPUs for parallel code execution, I implemented both “kij” matrix multiplication (but only using global memory) and blocking multiplication using shared memory in CUDA-c. </text:p>
      <text:p text:style-name="P8"/>
      <text:p text:style-name="P41">Technical Information <text:span text:style-name="T18">for Hardware Used</text:span></text:p>
      <text:p text:style-name="P17">Medusa</text:p>
      <text:p text:style-name="P24"/>
      <text:p text:style-name="P24"/>
      <text:p text:style-name="P25">- Number of Physical Processing Cores → 2 sockets X 4 cores per socket = 8 physical processing cores</text:p>
      <text:p text:style-name="P25">- Number of Logical Processing Cores → 2 threads per core = 16 logical processing cores</text:p>
      <text:p text:style-name="P25">- CPU Speed → 3.0 GHz</text:p>
      <text:p text:style-name="P34"><text:span text:style-name="T1">- Registers →</text:span><text:span text:style-name="T2">Information Unavailable</text:span></text:p>
      <text:p text:style-name="P35"><text:span text:style-name="T1">- Cache Size</text:span><text:span text:style-name="T3">s and Organization</text:span><text:span text:style-name="T1"> →</text:span></text:p>
      <text:p text:style-name="P26"><text:tab/>4 x 64 KB 2-way set associative shared instruction caches</text:p>
      <text:p text:style-name="P26"><text:tab/>8 x 16 KB 4-way set associative data caches</text:p>
      <text:p text:style-name="P26"><text:tab/>4 x 2048 KB <text:span text:style-name="T12">16-way set associative shared exclusive L2 caches</text:span></text:p>
      <text:p text:style-name="P36"><text:span text:style-name="T5"><text:tab/></text:span><text:span text:style-name="T7">8 MB up to 64-way set associative shared cache</text:span></text:p>
      <text:p text:style-name="P35"><text:span text:style-name="T1">- </text:span><text:span text:style-name="T3">Simultaneous Multi</text:span><text:span text:style-name="T4">processing</text:span><text:span text:style-name="T3"> Enabled? → Yes, up to 2 processors</text:span></text:p>
      <text:p text:style-name="P27"/>
      <text:p text:style-name="P27"/>
      <text:p text:style-name="P21"><text:span text:style-name="T3">3</text:span><text:span text:style-name="T1">6deadshot</text:span></text:p>
      <text:p text:style-name="P18"/>
      <text:p text:style-name="P19"/>
      <text:p text:style-name="P25">- Number of Physical Processing Cores → <text:span text:style-name="T12">1</text:span> sockets X 4 cores per socket = <text:span text:style-name="T12">4</text:span> physical processing cores</text:p>
      <text:p text:style-name="P25">- Number of Logical Processing Cores → 2 threads per core = <text:span text:style-name="T12">8</text:span> logical processing cores</text:p>
      <text:p text:style-name="P25">- CPU Speed → 3.<text:span text:style-name="T12">4</text:span> GHz</text:p>
      <text:p text:style-name="P34"><text:span text:style-name="T1">- Registers →</text:span><text:span text:style-name="T2">Information Unavailable</text:span></text:p>
      <text:p text:style-name="P34"><text:span text:style-name="T2">- </text:span><text:span text:style-name="T4">Cache Sizes and Organization →</text:span></text:p>
      <text:p text:style-name="P28"><text:tab/>4 x 32 KB 8-way set associative instruction caches<text:tab/></text:p>
      <text:p text:style-name="P28"><text:tab/>4 x 32 KB 8-way set associative data caches</text:p>
      <text:p text:style-name="P28"><text:tab/>4 x 256 KB 4-way set associative L2 caches</text:p>
      <text:p text:style-name="P36"><text:span text:style-name="T6"><text:tab/></text:span><text:span text:style-name="T7">8 MB 16-way set associative shared </text:span><text:span text:style-name="T8">L3 </text:span><text:span text:style-name="T7">cache</text:span></text:p>
      <text:p text:style-name="P44">- Simultaneous Multiprocessing Enabled? → No, uniprocessor</text:p>
      <text:p text:style-name="P25"/>
      <text:p text:style-name="P27"><text:soft-page-break/></text:p>
      <text:p text:style-name="P20"/>
      <text:p text:style-name="P27"/>
      <text:p text:style-name="P15">NVS 315 – <text:span text:style-name="T18">Graphics Card</text:span></text:p>
      <text:p text:style-name="P15"/>
      <text:p text:style-name="P33">- Number of Physical Processing Cores → 48 CUDA Cores</text:p>
      <text:p text:style-name="P33">- Number of Logical Processing Cores → 1536 maximum resident thr<text:span text:style-name="T18">eads</text:span></text:p>
      <text:p text:style-name="P33">- Registers per block → 32768</text:p>
      <text:p text:style-name="P33">- GPU clock rate → 1021.48 MHz</text:p>
      <text:p text:style-name="P33">- Total Global Memory → 963.938 MB</text:p>
      <text:p text:style-name="P33">- Shared memory per block → 48KB</text:p>
      <text:p text:style-name="P33">- Warp size – 32</text:p>
      <text:p text:style-name="P8"/>
      <text:p text:style-name="P8"/>
      <text:p text:style-name="P5"/>
      <text:p text:style-name="P5"/>
      <text:p text:style-name="P12"/>
      <text:p text:style-name="P12">Computational Experiments</text:p>
      <text:p text:style-name="P12"/>
      <text:p text:style-name="P23">The experiments I used fall generally into 3 categories: Serial, OpenMP, and CUDA-c. Each of the experiments was run on problem sizes of 512, 1024, 2048, 4096, 8192, and 16384 (where possible <text:span text:style-name="T17">due to time limitations</text:span>).</text:p>
      <text:p text:style-name="P23"/>
      <text:p text:style-name="P30">For the serial experiments, I used test cases of naive “ijk” multiplication, optimized “kij” multiplication, and multiplication using blocking. </text:p>
      <text:p text:style-name="P29"/>
      <text:p text:style-name="P23"/>
      <text:p text:style-name="P23"><text:span text:style-name="T17">For the OpenMP experiments, I varied the number of threads of execution from 1 to 32 threads across all problem sizes. Due to time limitations and computational capacity, I was only able to obtain data for problem sizes 512-2048 for all thread counts, with the exception of 32 and 16 thread counts where I was able to obtain results for problem size 4096.</text:span></text:p>
      <text:p text:style-name="P23"/>
      <text:p text:style-name="P29">In some cases (e.g. execution times for problems larger than 2048 for serial, OpenMP with thread counts less than 16), it was necessary to extrapolate data due to time limitations and availability of high performance computing hardware(e.g. Medusa). Though not as accurate as data obtained through actual experimentation, I believe that this data remains valid insofar as it is merely meant to indicate general trends related to the increase in problem size.</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2"/>
      <text:p text:style-name="P7">→ Issue with 16384 segfaulting on GPU →<text:span text:style-name="T12"> won't fit in GPU memory lollol</text:span></text:p>
      <text:p text:style-name="P7"/>
      <text:p text:style-name="P7"/>
      <text:p text:style-name="P13">Analysis and Discussion of Results</text:p>
      <text:p text:style-name="P12"/>
      <text:p text:style-name="P37">Block size</text:p>
      <text:p text:style-name="P37"/>
      <text:p text:style-name="P37">Effect of static, dynamic, and guided OpenMP thread scheduling</text:p>
      <text:p text:style-name="P39"/>
      <text:p text:style-name="P37"/>
      <text:p text:style-name="P37">Effect of varying chunk size for OpenMP thread scheduling</text:p>
      <text:p text:style-name="P39"/>
      <text:p text:style-name="P37"/>
      <text:p text:style-name="P37">Medusa vs. 36deadshot</text:p>
      <text:p text:style-name="P39"/>
      <text:p text:style-name="P37"/>
      <text:p text:style-name="P37">Serial code analysis</text:p>
      <text:p text:style-name="P39"/>
      <text:p text:style-name="P39"/>
      <text:p text:style-name="P38">OpenMP Code Analysis – Thread count effect</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Parallel efficiency</text:p>
      <text:p text:style-name="P39"/>
      <text:p text:style-name="P39">For the purposes of analysis, I will be reporting the parallel efficiency of each of the parallelization strategies based on the best run-time for each of the classes of serial execution (naive, loop optimized, and using blocking). <text:span text:style-name="T20">This way, we can observe the best-case-scenario for how much better a parallelization strategy is relative to its serial counterpart. For CUDA-c code, I will be comparing the run-times to the applicable serial run-times (e.g. loop optimized and using blocking) as these are the only metrics relevant for this experiment. The parallel efficiencies are as follows:</text:span></text:p>
      <text:p text:style-name="P39"/>
      <text:p text:style-name="P39"><draw:frame draw:style-name="fr1" draw:name="Object1" text:anchor-type="paragraph" svg:x="0.2299in" svg:y="0.098in" svg:width="6.061in" svg:height="7.3425in" draw:z-index="0"><draw:object xlink:href="./Object 1" xlink:type="simple" xlink:show="embed" xlink:actuate="onLoad"/><draw:image xlink:href="./ObjectReplacements/Object 1" xlink:type="simple" xlink:show="embed" xlink:actuate="onLoad"/></draw:frame></text:p>
      <text:p text:style-name="P39"><text:soft-page-break/></text:p>
      <text:p text:style-name="P39"/>
      <text:p text:style-name="P39"/>
      <text:p text:style-name="P39"/>
      <text:p text:style-name="P39"/>
      <text:p text:style-name="P39"><text:span text:style-name="T19">Unexpected results</text:span> </text:p>
      <text:p text:style-name="P12"/>
      <text:p text:style-name="P31">weird values for serial (all conditions) and thread counts from 1-8 for matrix size 2048 → could have skewed results, no real explanation (some other interfering process?)</text:p>
      <text:p text:style-name="P12"/>
      <text:p text:style-name="P43"/>
      <text:p text:style-name="P32"/>
      <text:p text:style-name="P9"/>
      <text:p text:style-name="P9"/>
      <text:p text:style-name="P10">Static Chunk size → 128/<text:span text:style-name="T12">default</text:span></text:p>
      <text:p text:style-name="P10">dynamic chunk size → <text:span text:style-name="T11">256 </text:span>pretty decent boost (1.5 seconds difference, rate increase of 5)</text:p>
      <text:p text:style-name="P10"/>
      <text:p text:style-name="P11">parallel performance for CUDA → use maximum resident threads count for number of parallel processors</text:p>
      <text:p text:style-name="P9"/>
      <text:p text:style-name="P14"/>
      <text:p text:style-name="P14"/>
      <text:p text:style-name="P16">Char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ua Vandenhoek</meta:initial-creator>
    <meta:creation-date>2018-04-04T13:29:26.619526868</meta:creation-date>
    <dc:date>2018-04-07T18:02:21.272431356</dc:date>
    <dc:creator>Joshua Vandenhoek</dc:creator>
    <meta:editing-duration>PT4H16M47S</meta:editing-duration>
    <meta:editing-cycles>12</meta:editing-cycles>
    <meta:generator>LibreOffice/5.0.6.2$Linux_X86_64 LibreOffice_project/00$Build-2</meta:generator>
    <meta:document-statistic meta:table-count="0" meta:image-count="0" meta:object-count="1" meta:page-count="8" meta:paragraph-count="72" meta:word-count="1280" meta:character-count="8009" meta:non-whitespace-character-count="67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5"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6"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7"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8" style:family="chart" style:data-style-name="N0">
      <style:chart-properties chart:symbol-type="named-symbol" chart:symbol-name="star" chart:symbol-width="0.25cm" chart:symbol-height="0.25cm" chart:link-data-style-to-source="true"/>
      <style:graphic-properties svg:stroke-width="0.08cm" svg:stroke-color="#ff950e" draw:fill-color="#ff950e"/>
      <style:text-properties fo:font-size="10pt" style:font-size-asian="10pt" style:font-size-complex="10pt"/>
    </style:style>
    <style:style style:name="ch19" style:family="chart" style:data-style-name="N0">
      <style:chart-properties chart:symbol-type="named-symbol" chart:symbol-name="x" chart:symbol-width="0.25cm" chart:symbol-height="0.25cm" chart:link-data-style-to-source="true"/>
      <style:graphic-properties svg:stroke-width="0.08cm" svg:stroke-color="#c5000b" draw:fill-color="#c5000b"/>
      <style:text-properties fo:font-size="10pt" style:font-size-asian="10pt" style:font-size-complex="10pt"/>
    </style:style>
    <style:style style:name="ch20" style:family="chart" style:data-style-name="N0">
      <style:chart-properties chart:symbol-type="named-symbol" chart:symbol-name="plus" chart:symbol-width="0.25cm" chart:symbol-height="0.25cm" chart:link-data-style-to-source="true"/>
      <style:graphic-properties svg:stroke-width="0.08cm" svg:stroke-color="#0084d1" draw:fill-color="#0084d1"/>
      <style:text-properties fo:font-size="10pt" style:font-size-asian="10pt" style:font-size-complex="10pt"/>
    </style:style>
    <style:style style:name="ch21" style:family="chart" style:data-style-name="N0">
      <style:chart-properties chart:symbol-type="named-symbol" chart:symbol-name="asterisk" chart:symbol-width="0.25cm" chart:symbol-height="0.25cm" chart:link-data-style-to-source="true"/>
      <style:graphic-properties svg:stroke-width="0.08cm" svg:stroke-color="#004586" draw:fill-color="#004586"/>
      <style:text-properties fo:font-size="10pt" style:font-size-asian="10pt" style:font-size-complex="10pt"/>
    </style:style>
    <style:style style:name="ch22" style:family="chart" style:data-style-name="N0">
      <style:chart-properties chart:symbol-type="named-symbol" chart:symbol-name="horizontal-bar" chart:symbol-width="0.25cm" chart:symbol-height="0.25cm" chart:link-data-style-to-source="true"/>
      <style:graphic-properties svg:stroke-width="0.08cm" svg:stroke-color="#ff420e" draw:fill-color="#ff420e"/>
      <style:text-properties fo:font-size="10pt" style:font-size-asian="10pt" style:font-size-complex="10pt"/>
    </style:style>
    <style:style style:name="ch23" style:family="chart" style:data-style-name="N0">
      <style:chart-properties chart:symbol-type="named-symbol" chart:symbol-name="vertical-bar" chart:symbol-width="0.25cm" chart:symbol-height="0.25cm" chart:link-data-style-to-source="true"/>
      <style:graphic-properties svg:stroke-width="0.08cm" svg:stroke-color="#ffd320" draw:fill-color="#ffd320"/>
      <style:text-properties fo:font-size="10pt" style:font-size-asian="10pt" style:font-size-complex="10pt"/>
    </style:style>
    <style:style style:name="ch24" style:family="chart" style:data-style-name="N0">
      <style:chart-properties chart:symbol-type="named-symbol" chart:symbol-name="square" chart:symbol-width="0.25cm" chart:symbol-height="0.25cm" chart:link-data-style-to-source="true"/>
      <style:graphic-properties svg:stroke-width="0.08cm" svg:stroke-color="#579d1c" draw:fill-color="#579d1c"/>
      <style:text-properties fo:font-size="10pt" style:font-size-asian="10pt" style:font-size-complex="10pt"/>
    </style:style>
    <style:style style:name="ch25" style:family="chart" style:data-style-name="N0">
      <style:chart-properties chart:symbol-type="named-symbol" chart:symbol-name="diamond" chart:symbol-width="0.25cm" chart:symbol-height="0.25cm" chart:link-data-style-to-source="true"/>
      <style:graphic-properties svg:stroke-width="0.08cm" svg:stroke-color="#7e0021" draw:fill-color="#7e0021"/>
      <style:text-properties fo:font-size="10pt" style:font-size-asian="10pt" style:font-size-complex="10pt"/>
    </style:style>
    <style:style style:name="ch26" style:family="chart" style:data-style-name="N0">
      <style:chart-properties chart:symbol-type="named-symbol" chart:symbol-name="arrow-down" chart:symbol-width="0.25cm" chart:symbol-height="0.25cm" chart:link-data-style-to-source="true"/>
      <style:graphic-properties svg:stroke-width="0.08cm" svg:stroke-color="#83caff" draw:fill-color="#83caff"/>
      <style:text-properties fo:font-size="10pt" style:font-size-asian="10pt" style:font-size-complex="10pt"/>
    </style:style>
    <style:style style:name="ch27" style:family="chart" style:data-style-name="N0">
      <style:chart-properties chart:symbol-type="named-symbol" chart:symbol-name="arrow-up" chart:symbol-width="0.25cm" chart:symbol-height="0.25cm" chart:link-data-style-to-source="true"/>
      <style:graphic-properties svg:stroke-width="0.08cm" svg:stroke-color="#314004" draw:fill-color="#314004"/>
      <style:text-properties fo:font-size="10pt" style:font-size-asian="10pt" style:font-size-complex="10pt"/>
    </style:style>
    <style:style style:name="ch28" style:family="chart" style:data-style-name="N0">
      <style:chart-properties chart:symbol-type="named-symbol" chart:symbol-name="arrow-right" chart:symbol-width="0.25cm" chart:symbol-height="0.25cm" chart:link-data-style-to-source="true"/>
      <style:graphic-properties svg:stroke-width="0.08cm" svg:stroke-color="#aecf00" draw:fill-color="#aecf00"/>
      <style:text-properties fo:font-size="10pt" style:font-size-asian="10pt" style:font-size-complex="10pt"/>
    </style:style>
    <style:style style:name="ch29" style:family="chart">
      <style:graphic-properties draw:stroke="solid" svg:stroke-color="#b3b3b3" draw:fill="none" draw:fill-color="#e6e6e6"/>
    </style:style>
    <style:style style:name="ch30" style:family="chart">
      <style:graphic-properties svg:stroke-color="#b3b3b3" draw:fill-color="#cccccc"/>
    </style:style>
  </office:automatic-styles>
  <office:body>
    <office:chart>
      <chart:chart svg:width="15.394cm" svg:height="18.649cm" xlink:href="." xlink:type="simple" chart:class="chart:line" chart:style-name="ch1">
        <chart:title svg:x="5.881cm" svg:y="0.508cm" chart:style-name="ch2">
          <text:p>Parallel Efficiency</text:p>
        </chart:title>
        <chart:legend chart:legend-position="end" svg:x="12.198cm" svg:y="4.294cm" style:legend-expansion="high" chart:style-name="ch3"/>
        <chart:plot-area chart:style-name="ch4" chart:data-source-has-labels="both" svg:x="1.318cm" svg:y="1.659cm" svg:width="10.573cm" svg:height="15.637cm">
          <chartooo:coordinate-region svg:x="2.045cm" svg:y="1.858cm" svg:width="9.381cm" svg:height="14.791cm"/>
          <chart:axis chart:dimension="x" chart:name="primary-x" chart:style-name="ch5" chartooo:axis-type="auto">
            <chartooo:date-scale/>
            <chart:title svg:x="5.581cm" svg:y="17.668cm" chart:style-name="ch6">
              <text:p>Problem Size</text:p>
            </chart:title>
            <chart:categories table:cell-range-address="local-table.$A$2:.$A$7"/>
          </chart:axis>
          <chart:axis chart:dimension="y" chart:name="primary-y" chart:style-name="ch5">
            <chart:title svg:x="0.451cm" svg:y="11.003cm" chart:style-name="ch7">
              <text:p>Efficiency = Ts/(p*Tp)</text:p>
            </chart:title>
            <chart:grid chart:style-name="ch8" chart:class="major"/>
          </chart:axis>
          <chart:series chart:style-name="ch9" chart:values-cell-range-address="local-table.$B$2:.$B$7" chart:label-cell-address="local-table.$B$1" chart:class="chart:line">
            <chart:data-point chart:repeated="6"/>
          </chart:series>
          <chart:series chart:style-name="ch10" chart:values-cell-range-address="local-table.$C$2:.$C$7" chart:label-cell-address="local-table.$C$1" chart:class="chart:line">
            <chart:data-point chart:repeated="6"/>
          </chart:series>
          <chart:series chart:style-name="ch11" chart:values-cell-range-address="local-table.$D$2:.$D$7" chart:label-cell-address="local-table.$D$1" chart:class="chart:line">
            <chart:data-point chart:repeated="6"/>
          </chart:series>
          <chart:series chart:style-name="ch12" chart:values-cell-range-address="local-table.$E$2:.$E$7" chart:label-cell-address="local-table.$E$1" chart:class="chart:line">
            <chart:data-point chart:repeated="6"/>
          </chart:series>
          <chart:series chart:style-name="ch13" chart:values-cell-range-address="local-table.$F$2:.$F$7" chart:label-cell-address="local-table.$F$1" chart:class="chart:line">
            <chart:data-point chart:repeated="6"/>
          </chart:series>
          <chart:series chart:style-name="ch14" chart:values-cell-range-address="local-table.$G$2:.$G$7" chart:label-cell-address="local-table.$G$1" chart:class="chart:line">
            <chart:data-point chart:repeated="6"/>
          </chart:series>
          <chart:series chart:style-name="ch15" chart:values-cell-range-address="local-table.$H$2:.$H$7" chart:label-cell-address="local-table.$H$1" chart:class="chart:line">
            <chart:data-point chart:repeated="6"/>
          </chart:series>
          <chart:series chart:style-name="ch16" chart:values-cell-range-address="local-table.$I$2:.$I$7" chart:label-cell-address="local-table.$I$1" chart:class="chart:line">
            <chart:data-point chart:repeated="6"/>
          </chart:series>
          <chart:series chart:style-name="ch17" chart:values-cell-range-address="local-table.$J$2:.$J$7" chart:label-cell-address="local-table.$J$1" chart:class="chart:line">
            <chart:data-point chart:repeated="6"/>
          </chart:series>
          <chart:series chart:style-name="ch18" chart:values-cell-range-address="local-table.$K$2:.$K$7" chart:label-cell-address="local-table.$K$1" chart:class="chart:line">
            <chart:data-point chart:repeated="6"/>
          </chart:series>
          <chart:series chart:style-name="ch19" chart:values-cell-range-address="local-table.$L$2:.$L$7" chart:label-cell-address="local-table.$L$1" chart:class="chart:line">
            <chart:data-point chart:repeated="6"/>
          </chart:series>
          <chart:series chart:style-name="ch20" chart:values-cell-range-address="local-table.$M$2:.$M$7" chart:label-cell-address="local-table.$M$1" chart:class="chart:line">
            <chart:data-point chart:repeated="6"/>
          </chart:series>
          <chart:series chart:style-name="ch21" chart:values-cell-range-address="local-table.$N$2:.$N$7" chart:label-cell-address="local-table.$N$1" chart:class="chart:line">
            <chart:data-point chart:repeated="6"/>
          </chart:series>
          <chart:series chart:style-name="ch22" chart:values-cell-range-address="local-table.$O$2:.$O$7" chart:label-cell-address="local-table.$O$1" chart:class="chart:line">
            <chart:data-point chart:repeated="6"/>
          </chart:series>
          <chart:series chart:style-name="ch23" chart:values-cell-range-address="local-table.$P$2:.$P$7" chart:label-cell-address="local-table.$P$1" chart:class="chart:line">
            <chart:data-point chart:repeated="6"/>
          </chart:series>
          <chart:series chart:style-name="ch24" chart:values-cell-range-address="local-table.$Q$2:.$Q$7" chart:label-cell-address="local-table.$Q$1" chart:class="chart:line">
            <chart:data-point chart:repeated="6"/>
          </chart:series>
          <chart:series chart:style-name="ch25" chart:values-cell-range-address="local-table.$R$2:.$R$7" chart:label-cell-address="local-table.$R$1" chart:class="chart:line">
            <chart:data-point chart:repeated="6"/>
          </chart:series>
          <chart:series chart:style-name="ch26" chart:values-cell-range-address="local-table.$S$2:.$S$7" chart:label-cell-address="local-table.$S$1" chart:class="chart:line">
            <chart:data-point chart:repeated="6"/>
          </chart:series>
          <chart:series chart:style-name="ch27" chart:values-cell-range-address="local-table.$T$2:.$T$7" chart:label-cell-address="local-table.$T$1" chart:class="chart:line">
            <chart:data-point chart:repeated="6"/>
          </chart:series>
          <chart:series chart:style-name="ch28" chart:values-cell-range-address="local-table.$U$2:.$U$7" chart:label-cell-address="local-table.$U$1" chart:class="chart:line">
            <chart:data-point chart:repeated="6"/>
          </chart:series>
          <chart:wall chart:style-name="ch29"/>
          <chart:floor chart:style-name="ch30"/>
        </chart:plot-area>
        <table:table table:name="local-table">
          <table:table-header-columns>
            <table:table-column/>
          </table:table-header-columns>
          <table:table-columns>
            <table:table-column table:number-columns-repeated="20"/>
          </table:table-columns>
          <table:table-header-rows>
            <table:table-row>
              <table:table-cell>
                <text:p/>
              </table:table-cell>
              <table:table-cell office:value-type="string">
                <text:p>1T naive</text:p>
              </table:table-cell>
              <table:table-cell office:value-type="string">
                <text:p>1T loop</text:p>
              </table:table-cell>
              <table:table-cell office:value-type="string">
                <text:p>1T block</text:p>
              </table:table-cell>
              <table:table-cell office:value-type="string">
                <text:p>2T naive</text:p>
              </table:table-cell>
              <table:table-cell office:value-type="string">
                <text:p>2T loop</text:p>
              </table:table-cell>
              <table:table-cell office:value-type="string">
                <text:p>2T block</text:p>
              </table:table-cell>
              <table:table-cell office:value-type="string">
                <text:p>4T naive</text:p>
              </table:table-cell>
              <table:table-cell office:value-type="string">
                <text:p>4T loop</text:p>
              </table:table-cell>
              <table:table-cell office:value-type="string">
                <text:p>4T block</text:p>
              </table:table-cell>
              <table:table-cell office:value-type="string">
                <text:p>8T naive</text:p>
              </table:table-cell>
              <table:table-cell office:value-type="string">
                <text:p>8T loop</text:p>
              </table:table-cell>
              <table:table-cell office:value-type="string">
                <text:p>8T block</text:p>
              </table:table-cell>
              <table:table-cell office:value-type="string">
                <text:p>16T naive</text:p>
              </table:table-cell>
              <table:table-cell office:value-type="string">
                <text:p>16T loop</text:p>
              </table:table-cell>
              <table:table-cell office:value-type="string">
                <text:p>16T block</text:p>
              </table:table-cell>
              <table:table-cell office:value-type="string">
                <text:p>32T naive</text:p>
              </table:table-cell>
              <table:table-cell office:value-type="string">
                <text:p>32T loop</text:p>
              </table:table-cell>
              <table:table-cell office:value-type="string">
                <text:p>32T block</text:p>
              </table:table-cell>
              <table:table-cell office:value-type="string">
                <text:p>CUDA loop</text:p>
              </table:table-cell>
              <table:table-cell office:value-type="string">
                <text:p>CUDA block</text:p>
              </table:table-cell>
            </table:table-row>
          </table:table-header-rows>
          <table:table-rows>
            <table:table-row>
              <table:table-cell office:value-type="float" office:value="512">
                <text:p>512</text:p>
              </table:table-cell>
              <table:table-cell office:value-type="float" office:value="0.814225165965333">
                <text:p>0.814225165965333</text:p>
              </table:table-cell>
              <table:table-cell office:value-type="float" office:value="0.692483767521445">
                <text:p>0.692483767521445</text:p>
              </table:table-cell>
              <table:table-cell office:value-type="float" office:value="0.710249135978558">
                <text:p>0.710249135978558</text:p>
              </table:table-cell>
              <table:table-cell office:value-type="float" office:value="0.795690836842652">
                <text:p>0.795690836842652</text:p>
              </table:table-cell>
              <table:table-cell office:value-type="float" office:value="0.40566501155041">
                <text:p>0.40566501155041</text:p>
              </table:table-cell>
              <table:table-cell office:value-type="float" office:value="0.516420836099343">
                <text:p>0.516420836099343</text:p>
              </table:table-cell>
              <table:table-cell office:value-type="float" office:value="0.770089895066547">
                <text:p>0.770089895066547</text:p>
              </table:table-cell>
              <table:table-cell office:value-type="float" office:value="0.374234518910445">
                <text:p>0.374234518910445</text:p>
              </table:table-cell>
              <table:table-cell office:value-type="float" office:value="0.120048878703986">
                <text:p>0.120048878703986</text:p>
              </table:table-cell>
              <table:table-cell office:value-type="float" office:value="0.408616851499842">
                <text:p>0.408616851499842</text:p>
              </table:table-cell>
              <table:table-cell office:value-type="float" office:value="0.218825644184081">
                <text:p>0.218825644184081</text:p>
              </table:table-cell>
              <table:table-cell office:value-type="float" office:value="0.046228086820263">
                <text:p>0.046228086820263</text:p>
              </table:table-cell>
              <table:table-cell office:value-type="float" office:value="0.193681040713081">
                <text:p>0.193681040713081</text:p>
              </table:table-cell>
              <table:table-cell office:value-type="float" office:value="0.106063077948405">
                <text:p>0.106063077948405</text:p>
              </table:table-cell>
              <table:table-cell office:value-type="float" office:value="0.024450389950111">
                <text:p>0.024450389950111</text:p>
              </table:table-cell>
              <table:table-cell office:value-type="float" office:value="0.0846120330378116">
                <text:p>0.0846120330378116</text:p>
              </table:table-cell>
              <table:table-cell office:value-type="float" office:value="0.050699824781087">
                <text:p>0.050699824781087</text:p>
              </table:table-cell>
              <table:table-cell office:value-type="float" office:value="0.0123037183014153">
                <text:p>0.0123037183014153</text:p>
              </table:table-cell>
              <table:table-cell office:value-type="float" office:value="0.00377540122016796">
                <text:p>0.00377540122016796</text:p>
              </table:table-cell>
              <table:table-cell office:value-type="float" office:value="0.00931159625779216">
                <text:p>0.00931159625779216</text:p>
              </table:table-cell>
            </table:table-row>
            <table:table-row>
              <table:table-cell office:value-type="float" office:value="1024">
                <text:p>1024</text:p>
              </table:table-cell>
              <table:table-cell office:value-type="float" office:value="0.814702908661793">
                <text:p>0.814702908661793</text:p>
              </table:table-cell>
              <table:table-cell office:value-type="float" office:value="0.698703886907241">
                <text:p>0.698703886907241</text:p>
              </table:table-cell>
              <table:table-cell office:value-type="float" office:value="0.717289429132359">
                <text:p>0.717289429132359</text:p>
              </table:table-cell>
              <table:table-cell office:value-type="float" office:value="0.795066756461479">
                <text:p>0.795066756461479</text:p>
              </table:table-cell>
              <table:table-cell office:value-type="float" office:value="0.44632409172573">
                <text:p>0.44632409172573</text:p>
              </table:table-cell>
              <table:table-cell office:value-type="float" office:value="0.512814013060653">
                <text:p>0.512814013060653</text:p>
              </table:table-cell>
              <table:table-cell office:value-type="float" office:value="0.800281128711361">
                <text:p>0.800281128711361</text:p>
              </table:table-cell>
              <table:table-cell office:value-type="float" office:value="0.401581770054849">
                <text:p>0.401581770054849</text:p>
              </table:table-cell>
              <table:table-cell office:value-type="float" office:value="0.122250538300495">
                <text:p>0.122250538300495</text:p>
              </table:table-cell>
              <table:table-cell office:value-type="float" office:value="0.357371956641331">
                <text:p>0.357371956641331</text:p>
              </table:table-cell>
              <table:table-cell office:value-type="float" office:value="0.236264255977438">
                <text:p>0.236264255977438</text:p>
              </table:table-cell>
              <table:table-cell office:value-type="float" office:value="0.0509277060392744">
                <text:p>0.0509277060392744</text:p>
              </table:table-cell>
              <table:table-cell office:value-type="float" office:value="0.1718872032597">
                <text:p>0.1718872032597</text:p>
              </table:table-cell>
              <table:table-cell office:value-type="float" office:value="0.116417684663023">
                <text:p>0.116417684663023</text:p>
              </table:table-cell>
              <table:table-cell office:value-type="float" office:value="0.0248940638941071">
                <text:p>0.0248940638941071</text:p>
              </table:table-cell>
              <table:table-cell office:value-type="float" office:value="0.0824444493594498">
                <text:p>0.0824444493594498</text:p>
              </table:table-cell>
              <table:table-cell office:value-type="float" office:value="0.0558527419653209">
                <text:p>0.0558527419653209</text:p>
              </table:table-cell>
              <table:table-cell office:value-type="float" office:value="0.0123725172597964">
                <text:p>0.0123725172597964</text:p>
              </table:table-cell>
              <table:table-cell office:value-type="float" office:value="0.00356962565787009">
                <text:p>0.00356962565787009</text:p>
              </table:table-cell>
              <table:table-cell office:value-type="float" office:value="0.00946574485607725">
                <text:p>0.00946574485607725</text:p>
              </table:table-cell>
            </table:table-row>
            <table:table-row>
              <table:table-cell office:value-type="float" office:value="2048">
                <text:p>2048</text:p>
              </table:table-cell>
              <table:table-cell office:value-type="float" office:value="0.906334006207896">
                <text:p>0.906334006207896</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0.897915717537512">
                <text:p>0.897915717537512</text:p>
              </table:table-cell>
              <table:table-cell office:value-type="float" office:value="0.487311434430144">
                <text:p>0.487311434430144</text:p>
              </table:table-cell>
              <table:table-cell office:value-type="float" office:value="0.557907697378261">
                <text:p>0.557907697378261</text:p>
              </table:table-cell>
              <table:table-cell office:value-type="float" office:value="0.847546867659392">
                <text:p>0.847546867659392</text:p>
              </table:table-cell>
              <table:table-cell office:value-type="float" office:value="0.448063234915492">
                <text:p>0.448063234915492</text:p>
              </table:table-cell>
              <table:table-cell office:value-type="float" office:value="0.131334591799032">
                <text:p>0.131334591799032</text:p>
              </table:table-cell>
              <table:table-cell office:value-type="float" office:value="0.55640977949584">
                <text:p>0.55640977949584</text:p>
              </table:table-cell>
              <table:table-cell office:value-type="float" office:value="0.256325464915781">
                <text:p>0.256325464915781</text:p>
              </table:table-cell>
              <table:table-cell office:value-type="float" office:value="0.0505017628537169">
                <text:p>0.0505017628537169</text:p>
              </table:table-cell>
              <table:table-cell office:value-type="float" office:value="0.272898076206695">
                <text:p>0.272898076206695</text:p>
              </table:table-cell>
              <table:table-cell office:value-type="float" office:value="0.125440465967791">
                <text:p>0.125440465967791</text:p>
              </table:table-cell>
              <table:table-cell office:value-type="float" office:value="0.0272353295626243">
                <text:p>0.0272353295626243</text:p>
              </table:table-cell>
              <table:table-cell office:value-type="float" office:value="0.134065051305734">
                <text:p>0.134065051305734</text:p>
              </table:table-cell>
              <table:table-cell office:value-type="float" office:value="0.062201934546293">
                <text:p>0.062201934546293</text:p>
              </table:table-cell>
              <table:table-cell office:value-type="float" office:value="0.0134065470621819">
                <text:p>0.0134065470621819</text:p>
              </table:table-cell>
              <table:table-cell office:value-type="float" office:value="0.00380271277148502">
                <text:p>0.00380271277148502</text:p>
              </table:table-cell>
              <table:table-cell office:value-type="float" office:value="0.0102685455837348">
                <text:p>0.0102685455837348</text:p>
              </table:table-cell>
            </table:table-row>
            <table:table-row>
              <table:table-cell office:value-type="float" office:value="4096">
                <text:p>4096</text:p>
              </table:table-cell>
              <table:table-cell office:value-type="float" office:value="0.947252590008817">
                <text:p>0.947252590008817</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0.938454237865078">
                <text:p>0.938454237865078</text:p>
              </table:table-cell>
              <table:table-cell office:value-type="float" office:value="0.487311434430144">
                <text:p>0.487311434430144</text:p>
              </table:table-cell>
              <table:table-cell office:value-type="float" office:value="0.557907697378261">
                <text:p>0.557907697378261</text:p>
              </table:table-cell>
              <table:table-cell office:value-type="float" office:value="0.885811367603107">
                <text:p>0.885811367603107</text:p>
              </table:table-cell>
              <table:table-cell office:value-type="float" office:value="0.448063234915492">
                <text:p>0.448063234915492</text:p>
              </table:table-cell>
              <table:table-cell office:value-type="float" office:value="0.131334591799032">
                <text:p>0.131334591799032</text:p>
              </table:table-cell>
              <table:table-cell office:value-type="float" office:value="0.581530209750038">
                <text:p>0.581530209750038</text:p>
              </table:table-cell>
              <table:table-cell office:value-type="float" office:value="0.256325464915781">
                <text:p>0.256325464915781</text:p>
              </table:table-cell>
              <table:table-cell office:value-type="float" office:value="0.0505017628537169">
                <text:p>0.0505017628537169</text:p>
              </table:table-cell>
              <table:table-cell office:value-type="float" office:value="0.336095611296445">
                <text:p>0.336095611296445</text:p>
              </table:table-cell>
              <table:table-cell office:value-type="float" office:value="0.136227105986242">
                <text:p>0.136227105986242</text:p>
              </table:table-cell>
              <table:table-cell office:value-type="float" office:value="0.0127344591025151">
                <text:p>0.0127344591025151</text:p>
              </table:table-cell>
              <table:table-cell office:value-type="float" office:value="0.165855798772175">
                <text:p>0.165855798772175</text:p>
              </table:table-cell>
              <table:table-cell office:value-type="float" office:value="0.0683263258367195">
                <text:p>0.0683263258367195</text:p>
              </table:table-cell>
              <table:table-cell office:value-type="float" office:value="0.00630546608909003">
                <text:p>0.00630546608909003</text:p>
              </table:table-cell>
              <table:table-cell office:value-type="float" office:value="0.00380516401042811">
                <text:p>0.00380516401042811</text:p>
              </table:table-cell>
              <table:table-cell office:value-type="float" office:value="0.01027186653269">
                <text:p>0.01027186653269</text:p>
              </table:table-cell>
            </table:table-row>
            <table:table-row>
              <table:table-cell office:value-type="float" office:value="8192">
                <text:p>8192</text:p>
              </table:table-cell>
              <table:table-cell office:value-type="float" office:value="0.947252590008817">
                <text:p>0.947252590008817</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0.938454237865078">
                <text:p>0.938454237865078</text:p>
              </table:table-cell>
              <table:table-cell office:value-type="float" office:value="0.487311434430144">
                <text:p>0.487311434430144</text:p>
              </table:table-cell>
              <table:table-cell office:value-type="float" office:value="0.557907697378261">
                <text:p>0.557907697378261</text:p>
              </table:table-cell>
              <table:table-cell office:value-type="float" office:value="0.885811367603107">
                <text:p>0.885811367603107</text:p>
              </table:table-cell>
              <table:table-cell office:value-type="float" office:value="0.448063234915492">
                <text:p>0.448063234915492</text:p>
              </table:table-cell>
              <table:table-cell office:value-type="float" office:value="0.131334591799032">
                <text:p>0.131334591799032</text:p>
              </table:table-cell>
              <table:table-cell office:value-type="float" office:value="0.581530209750038">
                <text:p>0.581530209750038</text:p>
              </table:table-cell>
              <table:table-cell office:value-type="float" office:value="0.256325464915781">
                <text:p>0.256325464915781</text:p>
              </table:table-cell>
              <table:table-cell office:value-type="float" office:value="0.0505017628537169">
                <text:p>0.0505017628537169</text:p>
              </table:table-cell>
              <table:table-cell office:value-type="float" office:value="0.336095611296445">
                <text:p>0.336095611296445</text:p>
              </table:table-cell>
              <table:table-cell office:value-type="float" office:value="0.136227105986242">
                <text:p>0.136227105986242</text:p>
              </table:table-cell>
              <table:table-cell office:value-type="float" office:value="0.0127344591025151">
                <text:p>0.0127344591025151</text:p>
              </table:table-cell>
              <table:table-cell office:value-type="float" office:value="0.165855798772175">
                <text:p>0.165855798772175</text:p>
              </table:table-cell>
              <table:table-cell office:value-type="float" office:value="0.0683263258367195">
                <text:p>0.0683263258367195</text:p>
              </table:table-cell>
              <table:table-cell office:value-type="float" office:value="0.00630546608909003">
                <text:p>0.00630546608909003</text:p>
              </table:table-cell>
              <table:table-cell office:value-type="float" office:value="0.00364460385191545">
                <text:p>0.00364460385191545</text:p>
              </table:table-cell>
              <table:table-cell office:value-type="float" office:value="0.0102685840194824">
                <text:p>0.0102685840194824</text:p>
              </table:table-cell>
            </table:table-row>
            <table:table-row>
              <table:table-cell office:value-type="float" office:value="16384">
                <text:p>16384</text:p>
              </table:table-cell>
              <table:table-cell office:value-type="float" office:value="0.947252590008817">
                <text:p>0.947252590008817</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0.938454237865078">
                <text:p>0.938454237865078</text:p>
              </table:table-cell>
              <table:table-cell office:value-type="float" office:value="0.487311434430144">
                <text:p>0.487311434430144</text:p>
              </table:table-cell>
              <table:table-cell office:value-type="float" office:value="0.557907697378261">
                <text:p>0.557907697378261</text:p>
              </table:table-cell>
              <table:table-cell office:value-type="float" office:value="0.885811367603107">
                <text:p>0.885811367603107</text:p>
              </table:table-cell>
              <table:table-cell office:value-type="float" office:value="0.448063234915492">
                <text:p>0.448063234915492</text:p>
              </table:table-cell>
              <table:table-cell office:value-type="float" office:value="0.131334591799032">
                <text:p>0.131334591799032</text:p>
              </table:table-cell>
              <table:table-cell office:value-type="float" office:value="0.581530209750038">
                <text:p>0.581530209750038</text:p>
              </table:table-cell>
              <table:table-cell office:value-type="float" office:value="0.256325464915781">
                <text:p>0.256325464915781</text:p>
              </table:table-cell>
              <table:table-cell office:value-type="float" office:value="0.0505017628537169">
                <text:p>0.0505017628537169</text:p>
              </table:table-cell>
              <table:table-cell office:value-type="float" office:value="0.336095611296445">
                <text:p>0.336095611296445</text:p>
              </table:table-cell>
              <table:table-cell office:value-type="float" office:value="0.136227105986242">
                <text:p>0.136227105986242</text:p>
              </table:table-cell>
              <table:table-cell office:value-type="float" office:value="0.0127344591025151">
                <text:p>0.0127344591025151</text:p>
              </table:table-cell>
              <table:table-cell office:value-type="float" office:value="0.165855798772175">
                <text:p>0.165855798772175</text:p>
              </table:table-cell>
              <table:table-cell office:value-type="float" office:value="0.0683263258367195">
                <text:p>0.0683263258367195</text:p>
              </table:table-cell>
              <table:table-cell office:value-type="float" office:value="0.00630546608909003">
                <text:p>0.00630546608909003</text:p>
              </table:table-cell>
              <table:table-cell office:value-type="float" office:value="0.0036447669313405">
                <text:p>0.0036447669313405</text:p>
              </table:table-cell>
              <table:table-cell office:value-type="float" office:value="0.0102775955284553">
                <text:p>0.010277595528455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6.2$Linux_X86_64 LibreOffice_project/0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